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6043in"/>
    </style:style>
    <style:style style:name="co7" style:family="table-column">
      <style:table-column-properties fo:break-before="auto" style:column-width="1.9846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1.4272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9" style:family="table-cell" style:parent-style-name="Default" style:data-style-name="N0"/>
    <style:style style:name="ce2" style:family="table-cell" style:parent-style-name="Ausgabe" style:data-style-name="N0">
      <style:table-cell-properties fo:border-bottom="0.0008in solid #000000" fo:background-color="#f2f2f2" fo:border-left="0.0008in solid #000000" fo:border-right="none" fo:border-top="0.0008in solid #000000"/>
      <style:text-properties fo:color="#3f3f3f" style:font-name="Courier New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ourier New"/>
    </style:style>
    <style:style style:name="ce4" style:family="table-cell" style:parent-style-name="Default" style:data-style-name="N5031">
      <style:table-cell-properties fo:border-bottom="none" fo:border-left="0.0008in solid #000000" fo:border-right="0.0008in solid #000000" fo:border-top="none"/>
      <style:text-properties style:font-name="Courier New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Ausgabe" style:data-style-name="N0">
      <style:table-cell-properties fo:border-bottom="0.0008in solid #000000" fo:background-color="#f2f2f2" fo:border-left="none" fo:border-right="0.0008in solid #e6e6e6" fo:border-top="0.0008in solid #000000"/>
      <style:text-properties fo:color="#3f3f3f" style:font-name="Courier New" fo:font-weight="bold" style:font-weight-asian="bold" style:font-weight-complex="bold"/>
    </style:style>
    <style:style style:name="ce7" style:family="table-cell" style:parent-style-name="Berechnung" style:data-style-name="N2">
      <style:table-cell-properties fo:border-bottom="0.0008in solid #000000" fo:background-color="#f2f2f2" fo:border-left="none" fo:border-right="0.0008in solid #e6e6e6" fo:border-top="0.0008in solid #000000"/>
      <style:text-properties fo:color="#ff6309" style:font-name="Courier New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="0.0008in solid #000000"/>
      <style:text-properties style:font-name="Courier New"/>
    </style:style>
    <style:style style:name="ce9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ourier New"/>
    </style:style>
    <style:style style:name="ce10" style:family="table-cell" style:parent-style-name="Default" style:data-style-name="N0">
      <style:text-properties style:font-name="Courier New"/>
    </style:style>
    <style:style style:name="ce1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Courier New"/>
    </style:style>
    <style:style style:name="ce12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Courier New"/>
    </style:style>
    <style:style style:name="ce13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ourier New"/>
    </style:style>
    <style:style style:name="ce14" style:family="table-cell" style:parent-style-name="Default" style:data-style-name="N0">
      <style:table-cell-properties fo:border="none"/>
      <style:text-properties style:font-name="Courier New"/>
    </style:style>
    <style:style style:name="ce15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6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padding-bottom="0.0189in" fo:padding-left="0.0138in" fo:padding-right="0in" fo:padding-top="0.0189in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7" style:family="table-cell" style:parent-style-name="Ausgabe" style:data-style-name="N0">
      <style:table-cell-properties fo:border-bottom="0.0008in solid #000000" fo:background-color="#e6e6e6" style:text-align-source="fix" style:repeat-content="false" fo:border-left="none" fo:padding-bottom="0.0189in" fo:padding-left="0.0138in" fo:padding-right="0in" fo:padding-top="0.0189in" fo:border-right="0.0008in solid #000000" fo:border-top="0.0008in solid #000000" style:vertical-align="automatic"/>
      <style:paragraph-properties fo:text-align="end"/>
      <style:text-properties fo:color="#3f3f3f" style:font-name="Courier New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Courier New"/>
    </style:style>
    <style:style style:name="ce20" style:family="table-cell" style:parent-style-name="Default" style:data-style-name="N40">
      <style:text-properties style:font-name="Courier New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Tabelle1" table:style-name="ta3" table:print-ranges="Tabelle1.F1:Tabelle1.H1048576 Tabelle1.A1:Tabelle1.D3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7" table:default-cell-style-name="Default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6" table:default-cell-style-name="ce5"/>
        <table:table-row table:style-name="ro2">
          <table:table-cell table:style-name="ce2" office:value-type="string">
            <text:p>Peter</text:p>
          </table:table-cell>
          <table:table-cell table:style-name="ce6" office:value-type="string">
            <text:p>Schwede</text:p>
          </table:table-cell>
          <table:table-cell table:style-name="ce11" office:value-type="string" table:number-columns-spanned="3" table:number-rows-spanned="1">
            <text:p>SWT-Praktikum WS2011</text:p>
          </table:table-cell>
          <table:covered-table-cell table:style-name="ce15"/>
          <table:covered-table-cell table:style-name="ce17"/>
          <table:table-cell table:number-columns-repeated="3"/>
          <table:table-cell table:style-name="ce10" table:number-columns-repeated="1016"/>
        </table:table-row>
        <table:table-row table:style-name="ro4">
          <table:table-cell table:style-name="ce2" office:value-type="string">
            <text:p>Ges. (h):</text:p>
          </table:table-cell>
          <table:table-cell table:style-name="ce7" table:formula="of:=SUM([.B4:.B1048575])" office:value-type="float" office:value="43.67">
            <text:p>43.67</text:p>
          </table:table-cell>
          <table:table-cell table:style-name="ce11" office:value-type="string" table:number-columns-spanned="3" table:number-rows-spanned="1">
            <text:p>C0/H0 Transformation</text:p>
          </table:table-cell>
          <table:covered-table-cell table:style-name="ce16"/>
          <table:covered-table-cell table:style-name="ce18"/>
          <table:table-cell table:number-columns-repeated="3"/>
          <table:table-cell table:style-name="ce10" table:number-columns-repeated="1016"/>
        </table:table-row>
        <table:table-row table:style-name="ro2">
          <table:table-cell table:style-name="ce3" office:value-type="string">
            <text:p>Datum</text:p>
          </table:table-cell>
          <table:table-cell table:style-name="ce8" office:value-type="string">
            <text:p>Dauer (h)</text:p>
          </table:table-cell>
          <table:table-cell table:style-name="ce12" office:value-type="string">
            <text:p>Zusammenfassung</text:p>
          </table:table-cell>
          <table:table-cell table:number-columns-repeated="2"/>
          <table:table-cell table:style-name="Default"/>
          <table:table-cell table:style-name="ce20"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11">
            <text:p>Mo 11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2">
            <text:p>Di 12.Okt 10</text:p>
          </table:table-cell>
          <table:table-cell table:style-name="ce9" table:formula="of:=1.67" office:value-type="float" office:value="1.67">
            <text:p>1.67</text:p>
          </table:table-cell>
          <table:table-cell office:value-type="string">
            <text:p>Treffen mit Herrn Vogle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13">
            <text:p>Mi 13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4">
            <text:p>Do 14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5">
            <text:p>Fr 15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6">
            <text:p>Sa 16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7">
            <text:p>So 17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8">
            <text:p>Mo 18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9">
            <text:p>Di 19.Okt 10</text:p>
          </table:table-cell>
          <table:table-cell table:style-name="ce9" office:value-type="float" office:value="1.16">
            <text:p>1.16</text:p>
          </table:table-cell>
          <table:table-cell office:value-type="string">
            <text:p>Treffen mit Tuto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0">
            <text:p>Mi 20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21">
            <text:p>Do 21.Okt 10</text:p>
          </table:table-cell>
          <table:table-cell table:style-name="ce9" office:value-type="float" office:value="6.33">
            <text:p>6.33</text:p>
          </table:table-cell>
          <table:table-cell office:value-type="string">
            <text:p>Internes Treff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2">
            <text:p>Fr 22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3">
            <text:p>Sa 23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4">
            <text:p>So 24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5">
            <text:p>Mo 25.Okt 10</text:p>
          </table:table-cell>
          <table:table-cell table:style-name="ce9" office:value-type="float" office:value="4.33">
            <text:p>4.33</text:p>
          </table:table-cell>
          <table:table-cell table:style-name="ce13" office:value-type="string">
            <text:p>Treffen, Korrekturlesen, Berichtigungen, verlorene Zeittabelle suchen, svn mit trunk, branches, .. verseh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6">
            <text:p>Di 26.Okt 10</text:p>
          </table:table-cell>
          <table:table-cell table:style-name="ce9" office:value-type="float" office:value="1.26">
            <text:p>1.26</text:p>
          </table:table-cell>
          <table:table-cell table:style-name="ce13" office:value-type="string">
            <text:p>svn upload, Homepage, svn testen, internes Treff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7">
            <text:p>Mi 27.Okt 10</text:p>
          </table:table-cell>
          <table:table-cell table:style-name="ce9" office:value-type="float" office:value="0.5">
            <text:p>0.50</text:p>
          </table:table-cell>
          <table:table-cell table:style-name="ce13" office:value-type="string">
            <text:p>hgsvn probier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8">
            <text:p>Do 28.Okt 10</text:p>
          </table:table-cell>
          <table:table-cell table:style-name="ce9" table:formula="of:=2.33+1.16" office:value-type="float" office:value="3.49">
            <text:p>3.49</text:p>
          </table:table-cell>
          <table:table-cell table:style-name="ce13" office:value-type="string">
            <text:p>webpage setup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9">
            <text:p>Fr 29.Okt 10</text:p>
          </table:table-cell>
          <table:table-cell table:style-name="ce9" office:value-type="float" office:value="5">
            <text:p>5.00</text:p>
          </table:table-cell>
          <table:table-cell table:style-name="ce13" office:value-type="string">
            <text:p>webpage setup, Zeitabrechnung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30">
            <text:p>Sa 30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*.class aus jalgo-base entfern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31">
            <text:p>So 31.Okt 10</text:p>
          </table:table-cell>
          <table:table-cell table:style-name="ce10" office:value-type="float" office:value="0.25">
            <text:p>0.25</text:p>
          </table:table-cell>
          <table:table-cell table:style-name="ce14" office:value-type="string">
            <text:p>Jalgo-base aus repository lösch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1">
            <text:p>Mo 0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2">
            <text:p>Di 02.Nov 10</text:p>
          </table:table-cell>
          <table:table-cell table:style-name="ce9" office:value-type="float" office:value="6.18">
            <text:p>6.18</text:p>
          </table:table-cell>
          <table:table-cell table:style-name="ce14" office:value-type="string">
            <text:p>Treffen mit Tutor, CRC, Analyse</text:p>
          </table:table-cell>
          <table:table-cell table:number-columns-repeated="5"/>
          <table:table-cell table:style-name="ce10" table:number-columns-repeated="1016"/>
        </table:table-row>
        <table:table-row table:style-name="ro4">
          <table:table-cell table:style-name="ce4" office:value-type="date" office:date-value="2010-11-03">
            <text:p>Mi 03.Nov 10</text:p>
          </table:table-cell>
          <table:table-cell table:style-name="ce9" office:value-type="float" office:value="3.5">
            <text:p>3.50</text:p>
          </table:table-cell>
          <table:table-cell table:style-name="ce14" office:value-type="string">
            <text:p>Svn, PH korrigieren, les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4">
            <text:p>Do 0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5">
            <text:p>Fr 0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6">
            <text:p>Sa 0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7">
            <text:p>So 0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8">
            <text:p>Mo 0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9">
            <text:p>Di 0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0">
            <text:p>Mi 1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1">
            <text:p>Do 1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2">
            <text:p>Fr 1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3">
            <text:p>Sa 1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4">
            <text:p>So 1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5">
            <text:p>Mo 1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6">
            <text:p>Di 1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7">
            <text:p>Mi 1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8">
            <text:p>Do 1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9">
            <text:p>Fr 1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0">
            <text:p>Sa 2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1">
            <text:p>So 2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2">
            <text:p>Mo 2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3">
            <text:p>Di 2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4">
            <text:p>Mi 2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5">
            <text:p>Do 2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6">
            <text:p>Fr 2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7">
            <text:p>Sa 2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8">
            <text:p>So 2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9">
            <text:p>Mo 2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30">
            <text:p>Di 3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1">
            <text:p>Mi 0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2">
            <text:p>Do 0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3">
            <text:p>Fr 0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4">
            <text:p>Sa 0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5">
            <text:p>So 0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6">
            <text:p>Mo 0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7">
            <text:p>Di 0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8">
            <text:p>Mi 0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9">
            <text:p>Do 0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0">
            <text:p>Fr 1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1">
            <text:p>Sa 1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2">
            <text:p>So 1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3">
            <text:p>Mo 1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4">
            <text:p>Di 1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5">
            <text:p>Mi 1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6">
            <text:p>Do 1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7">
            <text:p>Fr 1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8">
            <text:p>Sa 1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9">
            <text:p>So 1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0">
            <text:p>Mo 2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1">
            <text:p>Di 2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2">
            <text:p>Mi 2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3">
            <text:p>Do 2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4">
            <text:p>Fr 2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5">
            <text:p>Sa 2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6">
            <text:p>So 2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7">
            <text:p>Mo 2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8">
            <text:p>Di 2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9">
            <text:p>Mi 2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0">
            <text:p>Do 3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1">
            <text:p>Fr 3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1">
            <text:p>Sa 0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2">
            <text:p>So 0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3">
            <text:p>Mo 0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4">
            <text:p>Di 0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5">
            <text:p>Mi 05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6">
            <text:p>Do 06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7">
            <text:p>Fr 07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8">
            <text:p>Sa 08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9">
            <text:p>So 09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0">
            <text:p>Mo 10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1">
            <text:p>Di 1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2">
            <text:p>Mi 1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3">
            <text:p>Do 1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4">
            <text:p>Fr 1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19"/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Tabelle2.L17" table:end-x="0.7591in" table:end-y="0.1508in" draw:z-index="0" draw:style-name="gr1" svg:width="9.8913in" svg:height="2.7551in" svg:x="0in" svg:y="0.1075in">
              <draw:object draw:notify-on-update-of-ranges="Tabelle1.B15:Tabelle1.B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 number:title="User-defined">
      <number:day number:style="long"/>
      <number:text>: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ab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11/04/2010</text:date>, <text:time>02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9$Build-1</meta:generator>
    <meta:creation-date>2010-11-04T02:06:27</meta:creation-date>
    <meta:editing-duration>P0D</meta:editing-duration>
    <meta:editing-cycles>1</meta:editing-cycles>
    <meta:document-statistic meta:table-count="3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ff6309" draw:fill-color="#ff6309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5cm" svg:height="6.999cm" xlink:href=".." xlink:type="simple" chart:class="chart:line" chart:style-name="ch1">
        <chart:legend chart:legend-position="end" svg:x="23.191cm" svg:y="3.262cm" chart:style-name="ch2"/>
        <chart:plot-area chart:style-name="ch3" table:cell-range-address="Tabelle1.B15:Tabelle1.B99" svg:x="0.952cm" svg:y="0.691cm" svg:width="21.235cm" svg:height="5.749cm">
          <chartooo:coordinate-region svg:x="1.759cm" svg:y="0.851cm" svg:width="20.267cm" svg:height="4.7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5:Tabelle1.B99" chart:class="chart:line">
            <chart:data-point chart:repeated="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abelle1.B15:Tabelle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